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666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2"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8pt" style:font-size-asian="18pt" style:font-size-complex="18pt" style:language-asian="en" style:country-asian="GB"/>
    </style:style>
    <style:style style:name="P3"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4" style:parent-style-name="Normal" style:family="paragraph">
      <style:paragraph-properties fo:margin-top="0.0694in" fo:margin-bottom="0.0694in" fo:line-height="100%" fo:background-color="#FFFFFF"/>
    </style:style>
    <style:style style:name="T5"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6" style:parent-style-name="Policepardéfaut" style:family="text">
      <style:text-properties style:font-name="Segoe UI" style:font-name-asian="Times New Roman" style:font-name-complex="Segoe UI" fo:color="#0000FF" fo:font-size="12pt" style:font-size-asian="12pt" style:font-size-complex="12pt" style:language-asian="en" style:country-asian="GB"/>
    </style:style>
    <style:style style:name="P7" style:parent-style-name="Normal" style:family="paragraph">
      <style:paragraph-properties fo:margin-top="0.0416in" fo:margin-bottom="0.0694in" fo:line-height="100%" fo:background-color="#FFFFFF"/>
    </style:style>
    <style:style style:name="T8"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9" style:parent-style-name="Policepardéfaut" style:family="text">
      <style:text-properties style:font-name="Segoe UI" style:font-name-asian="Times New Roman" style:font-name-complex="Segoe UI" fo:color="#0000FF" fo:font-size="12pt" style:font-size-asian="12pt" style:font-size-complex="12pt" style:language-asian="en" style:country-asian="GB"/>
    </style:style>
    <style:style style:name="P10" style:parent-style-name="Normal" style:family="paragraph">
      <style:paragraph-properties fo:margin-bottom="0in" fo:line-height="100%" fo:background-color="#FFFFFF"/>
    </style:style>
    <style:style style:name="T11"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12"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13"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P14" style:parent-style-name="Normal" style:family="paragraph">
      <style:paragraph-properties fo:margin-bottom="0in" fo:line-height="100%" fo:background-color="#FFFFFF"/>
    </style:style>
    <style:style style:name="T15"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16"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17"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18"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P19" style:parent-style-name="Normal" style:family="paragraph">
      <style:paragraph-properties fo:margin-bottom="0in" fo:line-height="100%" fo:background-color="#FFFFFF"/>
    </style:style>
    <style:style style:name="T20"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21"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22"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23"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24"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25"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26"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P27" style:parent-style-name="Normal" style:family="paragraph">
      <style:paragraph-properties fo:margin-bottom="0in" fo:line-height="100%" fo:background-color="#FFFFFF"/>
    </style:style>
    <style:style style:name="T28"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29"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30"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31"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32"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33"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34"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35"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P36" style:parent-style-name="Normal" style:family="paragraph">
      <style:paragraph-properties fo:margin-bottom="0in" fo:line-height="100%" fo:background-color="#FFFFFF"/>
    </style:style>
    <style:style style:name="T37"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38"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P39" style:parent-style-name="Normal" style:family="paragraph">
      <style:paragraph-properties fo:margin-bottom="0in" fo:line-height="100%" fo:background-color="#FFFFFF"/>
    </style:style>
    <style:style style:name="T40"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41"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P42"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8pt" style:font-size-asian="18pt" style:font-size-complex="18pt" style:language-asian="en" style:country-asian="GB"/>
    </style:style>
    <style:style style:name="P43"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44" style:parent-style-name="Normal"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45" style:parent-style-name="Normal"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46" style:parent-style-name="Normal"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47" style:parent-style-name="Normal"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48" style:parent-style-name="Normal"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49"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language-asian="en" style:country-asian="GB"/>
    </style:style>
    <style:style style:name="P50" style:parent-style-name="Normal" style:family="paragraph">
      <style:paragraph-properties fo:margin-bottom="0in" fo:line-height="100%" fo:background-color="#FFFFFF"/>
    </style:style>
    <style:style style:name="T51"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52"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53"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54"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55"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P56"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language-asian="en" style:country-asian="GB"/>
    </style:style>
    <style:style style:name="P57" style:parent-style-name="Normal" style:family="paragraph">
      <style:paragraph-properties fo:margin-bottom="0in" fo:line-height="100%" fo:background-color="#FFFFFF"/>
    </style:style>
    <style:style style:name="T58"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59"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60"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61"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62"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P63"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language-asian="en" style:country-asian="GB"/>
    </style:style>
    <style:style style:name="P64" style:parent-style-name="Normal" style:family="paragraph">
      <style:paragraph-properties fo:margin-bottom="0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65" style:parent-style-name="Normal" style:family="paragraph">
      <style:paragraph-properties fo:margin-bottom="0in" fo:line-height="100%" fo:background-color="#FFFFFF"/>
    </style:style>
    <style:style style:name="T66"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67"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68"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69"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70"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71"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P72" style:parent-style-name="Normal"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73"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language-asian="en" style:country-asian="GB"/>
    </style:style>
    <style:style style:name="P74" style:parent-style-name="Normal" style:family="paragraph">
      <style:paragraph-properties fo:margin-bottom="0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75" style:parent-style-name="Normal" style:family="paragraph">
      <style:paragraph-properties fo:margin-bottom="0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76"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language-asian="en" style:country-asian="GB"/>
    </style:style>
    <style:style style:name="P77" style:parent-style-name="Normal" style:family="paragraph">
      <style:paragraph-properties fo:margin-bottom="0in" fo:line-height="100%" fo:background-color="#FFFFFF"/>
    </style:style>
    <style:style style:name="T78"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79" style:parent-style-name="Policepardéfaut" style:family="text">
      <style:text-properties style:font-name="Consolas" style:font-name-asian="Times New Roman" style:font-name-complex="Courier New" fo:color="#24292F" fo:font-size="10pt" style:font-size-asian="10pt" style:font-size-complex="10pt" style:language-asian="en" style:country-asian="GB"/>
    </style:style>
    <style:style style:name="T80"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81"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82"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P83" style:parent-style-name="Normal" style:family="paragraph">
      <style:paragraph-properties fo:margin-bottom="0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84"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language-asian="en" style:country-asian="GB"/>
    </style:style>
    <style:style style:name="P85" style:parent-style-name="Paragraphedeliste"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86" style:parent-style-name="Paragraphedeliste"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87" style:parent-style-name="Paragraphedeliste"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88" style:parent-style-name="Paragraphedeliste"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89"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language-asian="en" style:country-asian="GB"/>
    </style:style>
    <style:style style:name="P90" style:parent-style-name="Paragraphedeliste" style:family="paragraph">
      <style:paragraph-properties fo:margin-bottom="0.1666in" fo:line-height="100%" fo:background-color="#FFFFFF"/>
    </style:style>
    <style:style style:name="T91"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92" style:parent-style-name="Policepardéfaut" style:family="text">
      <style:text-properties style:font-name="Segoe UI" style:font-name-asian="Times New Roman" style:font-name-complex="Segoe UI" fo:color="#0000FF" fo:font-size="12pt" style:font-size-asian="12pt" style:font-size-complex="12pt" style:text-underline-type="single" style:text-underline-style="solid" style:text-underline-width="auto" style:text-underline-mode="continuous" style:language-asian="en" style:country-asian="GB"/>
    </style:style>
    <style:style style:name="T93"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94"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95"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96"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T97" style:parent-style-name="Policepardéfaut" style:family="text">
      <style:text-properties style:font-name="Segoe UI" style:font-name-asian="Times New Roman" style:font-name-complex="Segoe UI" fo:color="#24292F" fo:font-size="12pt" style:font-size-asian="12pt" style:font-size-complex="12pt" style:language-asian="en" style:country-asian="GB"/>
    </style:style>
    <style:style style:name="P98" style:parent-style-name="Paragraphedeliste"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99" style:parent-style-name="Paragraphedeliste"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100" style:parent-style-name="Paragraphedeliste"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101" style:parent-style-name="Paragraphedeliste"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102" style:parent-style-name="Paragraphedeliste"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GB"/>
    </style:style>
    <style:style style:name="P103" style:parent-style-name="Normal" style:family="paragraph">
      <style:paragraph-properties fo:margin-bottom="0in" fo:line-height="100%" fo:background-color="#FFFFFF"/>
      <style:text-properties style:font-name="Segoe UI" style:font-name-asian="Times New Roman" style:font-name-complex="Segoe UI" fo:color="#24292F" fo:font-size="12pt" style:font-size-asian="12pt" style:font-size-complex="12pt" style:language-asian="en" style:country-asian="GB"/>
    </style:style>
  </office:automatic-styles>
  <office:body>
    <office:text text:use-soft-page-breaks="true">
      <text:p text:style-name="P1">This document describes the code of run_analysis.R, which was generated for the Programming Assignment of the Coursera Course "Getting and Cleaning Data" as well as the output file with its generated and transformed variables.</text:p>
      <text:h text:style-name="P2" text:outline-level="2">Data set and Codebook</text:h>
      <text:p text:style-name="P3">The raw data set used as input data for this assignment is provided via the following link:</text:p>
      <text:list text:style-name="LFO1" text:continue-numbering="true">
        <text:list-item>
          <text:p text:style-name="P4"><text:span text:style-name="T5">Data file: </text:span><text:a xlink:href="https://d396qusza40orc.cloudfront.net/getdata%2Fprojectfiles%2FUCI%20HAR%20Dataset.zip" office:target-frame-name="_top" xlink:show="replace"><text:span text:style-name="T6">https://d396qusza40orc.cloudfront.net/getdata%2Fprojectfiles%2FUCI%20HAR%20Dataset.zip</text:span></text:a></text:p>
        </text:list-item>
        <text:list-item>
          <text:p text:style-name="P7"><text:span text:style-name="T8">CodeBook: </text:span><text:a xlink:href="http://archive.ics.uci.edu/ml/datasets/Human+Activity+Recognition+Using+Smartphones" office:target-frame-name="_top" xlink:show="replace"><text:span text:style-name="T9">Human Activity Recognition Using Smartphones</text:span></text:a></text:p>
        </text:list-item>
      </text:list>
      <text:p text:style-name="P10"><text:span text:style-name="T11">In this data set the measured raw data was provided for both testing and training data sets in the folder </text:span><text:span text:style-name="T12">../Inertial Signals</text:span><text:span text:style-name="T13">. But this data was already preprocessed and certain extracted features were provided in some preprocessed files. These data files were used for the assignment:</text:span></text:p>
      <text:list text:style-name="LFO2" text:continue-numbering="true">
        <text:list-item>
          <text:p text:style-name="P14"><text:span text:style-name="T15">X_train.txt</text:span><text:span text:style-name="T16"> and </text:span><text:span text:style-name="T17">X_test.txt</text:span><text:span text:style-name="T18">: containing the feature measurements</text:span></text:p>
        </text:list-item>
        <text:list-item>
          <text:p text:style-name="P19"><text:span text:style-name="T20">y_train.txt</text:span><text:span text:style-name="T21"> and </text:span><text:span text:style-name="T22">y_test.txt</text:span><text:span text:style-name="T23">: containing the activity labels corresponding to the rows of </text:span><text:span text:style-name="T24">X_train</text:span><text:span text:style-name="T25"> and </text:span><text:span text:style-name="T26">X_test</text:span></text:p>
        </text:list-item>
        <text:list-item>
          <text:p text:style-name="P27"><text:span text:style-name="T28">subject_test.txt</text:span><text:span text:style-name="T29"> and </text:span><text:span text:style-name="T30">subject_train.txt</text:span><text:span text:style-name="T31">: containing the subjects from which the measurements were taken corresponding to the rows of </text:span><text:span text:style-name="T32">X_train</text:span><text:span text:style-name="T33"> and </text:span><text:span text:style-name="T34">X_test</text:span><text:span text:style-name="T35">.</text:span></text:p>
        </text:list-item>
        <text:list-item>
          <text:p text:style-name="P36"><text:span text:style-name="T37">features.txt</text:span><text:span text:style-name="T38">: variable names for describing the kind of measurement/feature</text:span></text:p>
        </text:list-item>
        <text:list-item>
          <text:p text:style-name="P39"><text:span text:style-name="T40">activity_labels.txt</text:span><text:span text:style-name="T41">: Link between activity ids and descriptive name of the activity</text:span></text:p>
        </text:list-item>
      </text:list>
      <text:h text:style-name="P42" text:outline-level="2">Code description</text:h>
      <text:p text:style-name="P43">The code within run_analysis.R can be separated in a few sections, which was highlighted via comments at the beginning of each section:</text:p>
      <text:list text:style-name="LFO3" text:continue-numbering="true">
        <text:list-item>
          <text:p text:style-name="P44">Downloading, unzipping<text:s/><text:s/>data</text:p>
        </text:list-item>
        <text:list-item>
          <text:p text:style-name="P45">loading data</text:p>
        </text:list-item>
        <text:list-item>
          <text:p text:style-name="P46">merging data and extracting relevant variables</text:p>
        </text:list-item>
        <text:list-item>
          <text:p text:style-name="P47">aggregating data and estimating the average by group</text:p>
        </text:list-item>
        <text:list-item>
          <text:p text:style-name="P48">Writing final<text:s/>output<text:s/>to txt file</text:p>
        </text:list-item>
      </text:list>
      <text:h text:style-name="P49" text:outline-level="3">Downloading, unzipping<text:s/></text:h>
      <text:list text:style-name="LFO4" text:continue-numbering="true">
        <text:list-item>
          <text:p text:style-name="P50"><text:span text:style-name="T51">Downloads and unzips the UCI HAR dataset </text:span><text:span text:style-name="T52">fileURL</text:span><text:span text:style-name="T53">, if the data set </text:span><text:span text:style-name="T54">filename</text:span><text:span text:style-name="T55"> is not yet existing in the current working directory</text:span></text:p>
        </text:list-item>
      </text:list>
      <text:h text:style-name="P56" text:outline-level="3">Loading input data</text:h>
      <text:list text:style-name="LFO4" text:continue-numbering="true">
        <text:list-item>
          <text:p text:style-name="P57"><text:span text:style-name="T58">Reads in "features.txt" into </text:span><text:span text:style-name="T59">features</text:span><text:span text:style-name="T60"> and "activity_labels.txt" into </text:span><text:span text:style-name="T61">activity_labels</text:span><text:span text:style-name="T62">, which contain informations on kind of measurement (variables) and activity. With these informations data columns can be named with its appropriate variable name and activity labels can be transformed into descriptive names.</text:span></text:p>
        </text:list-item>
      </text:list>
      <text:h text:style-name="P63" text:outline-level="3">Merging input files and extracting<text:s/>relevant variables</text:h>
      <text:list text:style-name="LFO5" text:continue-numbering="true">
        <text:list-item>
          <text:p text:style-name="P64">Merge the loaded files (“train”</text:p>
        </text:list-item>
        <text:list-item>
          <text:p text:style-name="P65"><text:span text:style-name="T66">Extracts variable names of all measurements on the mean and standard deviation for each measurement </text:span><text:span text:style-name="T67">“myvar”</text:span><text:span text:style-name="T68"><text:s/></text:span><text:span text:style-name="T69"><text:s/>related to</text:span><text:span text:style-name="T70"><text:s/></text:span><text:span text:style-name="T71">columns will be selected out of the data set.</text:span></text:p>
        </text:list-item>
        <text:list-item>
          <text:p text:style-name="P72">Transforms the selected variable names to proper descriptive variable names for labeling the data set.<text:s/>(change prefix t to time, prefix f to frequency, bodybody to body…..)</text:p>
        </text:list-item>
      </text:list>
      <text:h text:style-name="P73" text:outline-level="3">Aggregating data and estimating the average by group.</text:h>
      <text:list text:style-name="LFO6" text:continue-numbering="true">
        <text:list-item>
          <text:p text:style-name="P74">Group the dataset by subject and by activity</text:p>
        </text:list-item>
        <text:list-item>
          <text:p text:style-name="P75">Calculates the average of the selected<text:s/>columns by group<text:s/>via summary function of dyplyr<text:s/></text:p>
        </text:list-item>
      </text:list>
      <text:h text:style-name="P76" text:outline-level="3">Writing final data to txt file</text:h>
      <text:list text:style-name="LFO7" text:continue-numbering="true">
        <text:list-item>
          <text:p text:style-name="P77"><text:span text:style-name="T78">Writes the </text:span><text:span text:style-name="T79">full_data_mean to<text:s/></text:span><text:span text:style-name="T80"><text:s/>outputfile "</text:span><text:s/><text:span text:style-name="T81">UCI_HAR_Dataset_Mean.txt</text:span><text:span text:style-name="T82">" in the current working directory.</text:span></text:p>
        </text:list-item>
        <text:list-item>
          <text:p text:style-name="P83"/>
        </text:list-item>
      </text:list>
      <text:h text:style-name="P84" text:outline-level="3">What you find in this repository<text:s/></text:h>
      <text:list text:style-name="LFO7" text:continue-numbering="true">
        <text:list-item>
          <text:p text:style-name="P85">CodeBook.md: raw and tidy data set and and the scripts<text:s/>used to transform them</text:p>
        </text:list-item>
        <text:list-item>
          <text:p text:style-name="P86">README.md: this file</text:p>
        </text:list-item>
        <text:list-item>
          <text:p text:style-name="P87"><text:s/>run_analysis.R: R script to transform raw data set in a tidy one</text:p>
        </text:list-item>
        <text:list-item>
          <text:p text:style-name="P88"/>
        </text:list-item>
      </text:list>
      <text:h text:style-name="P89" text:outline-level="3">How to create the tidy data set</text:h>
      <text:list text:style-name="LFO7" text:continue-numbering="true">
        <text:list-item>
          <text:p text:style-name="P90"><text:span text:style-name="T91">clone this repository: git clone </text:span><text:a xlink:href="mailto:git@github.com" office:target-frame-name="_top" xlink:show="replace"><text:span text:style-name="T92">git@github.com</text:span></text:a><text:span text:style-name="T93">:jlok/getting</text:span><text:span text:style-name="T94">_and_</text:span><text:span text:style-name="T95">cleaning</text:span><text:span text:style-name="T96">_assignement</text:span><text:span text:style-name="T97">.git</text:span></text:p>
        </text:list-item>
        <text:list-item>
          <text:p text:style-name="P98">download compressed raw data</text:p>
        </text:list-item>
        <text:list-item>
          <text:p text:style-name="P99">unzip raw data and copy the directory UCI HAR Dataset to the cloned repository root directory<text:s/></text:p>
        </text:list-item>
        <text:list-item>
          <text:p text:style-name="P100">open a R console and set the working directory to the repository root (use setwd())<text:s/></text:p>
        </text:list-item>
        <text:list-item>
          <text:p text:style-name="P101">source run_analisys.R script (it requires the<text:s/>dplyr package<text:s/>and stringr package)</text:p>
        </text:list-item>
        <text:list-item>
          <text:p text:style-name="P102">In the repository root directory you find the file UCI_HAR_Dataset_Mean.txt with the tidy data set.</text:p>
        </text:list-item>
      </text:list>
      <text:p text:style-name="P1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tshoko SHUTSHA</meta:initial-creator>
    <dc:creator>Etshoko SHUTSHA</dc:creator>
    <meta:creation-date>2021-09-23T17:46:00Z</meta:creation-date>
    <dc:date>2021-09-23T17:47:00Z</dc:date>
    <meta:template xlink:href="Normal" xlink:type="simple"/>
    <meta:editing-cycles>2</meta:editing-cycles>
    <meta:editing-duration>PT0S</meta:editing-duration>
    <meta:document-statistic meta:page-count="1" meta:paragraph-count="7" meta:word-count="563" meta:character-count="3766" meta:row-count="26" meta:non-whitespace-character-count="3210"/>
  </office:meta>
</office:document-meta>
</file>